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ee87" officeooo:paragraph-rsid="0012ee87"/>
    </style:style>
    <style:style style:name="P2" style:family="paragraph" style:parent-style-name="Text_20_body">
      <style:text-properties officeooo:rsid="00140d37" officeooo:paragraph-rsid="00140d37"/>
    </style:style>
    <style:style style:name="T1" style:family="text">
      <style:text-properties officeooo:rsid="00140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rps Diplomatique</text:p>
      <text:p text:style-name="Subtitle">Manuel d'utilisation de l'ordinateur de régie</text:p>
      <text:p text:style-name="P2"/>
      <text:p text:style-name="P2">login : halory</text:p>
      <text:p text:style-name="P2">mot de passe : halory</text:p>
      <text:p text:style-name="P2">Lancement des logiciels de rég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5:04:18.708523640</meta:creation-date>
    <dc:date>2014-12-10T15:07:54.305239080</dc:date>
    <meta:editing-duration>PT2M5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21" meta:character-count="131" meta:non-whitespace-character-count="115"/>
  </office:meta>
</office:document-meta>
</file>